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7" style:family="table">
      <style:table-properties style:width="17.674cm" fo:margin-left="0.233cm" fo:margin-top="0cm" fo:margin-bottom="0cm" table:align="left" style:writing-mode="lr-tb"/>
    </style:style>
    <style:style style:name="Tabla17.A" style:family="table-column">
      <style:table-column-properties style:column-width="1.296cm"/>
    </style:style>
    <style:style style:name="Tabla17.B" style:family="table-column">
      <style:table-column-properties style:column-width="5.502cm"/>
    </style:style>
    <style:style style:name="Tabla17.C" style:family="table-column">
      <style:table-column-properties style:column-width="1.563cm"/>
    </style:style>
    <style:style style:name="Tabla17.D" style:family="table-column">
      <style:table-column-properties style:column-width="1.535cm"/>
    </style:style>
    <style:style style:name="Tabla17.E" style:family="table-column">
      <style:table-column-properties style:column-width="1.586cm"/>
    </style:style>
    <style:style style:name="Tabla17.F" style:family="table-column">
      <style:table-column-properties style:column-width="6.193cm"/>
    </style:style>
    <style:style style:name="Tabla17.1" style:family="table-row">
      <style:table-row-properties style:min-row-height="0.67cm"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-left="1pt solid #ffffff" fo:border-right="1pt solid #ffffff" fo:border-top="1pt solid #ffffff" fo:border-bottom="1pt solid #000000"/>
    </style:style>
    <style:style style:name="Tabla17.B1" style:family="table-cell">
      <style:table-cell-properties style:vertical-align="middle" fo:padding-left="0.191cm" fo:padding-right="0.191cm" fo:padding-top="0cm" fo:padding-bottom="0cm" fo:border-left="1pt solid #ffffff" fo:border-right="1pt solid #000000" fo:border-top="1pt solid #ffffff" fo:border-bottom="1pt solid #000000"/>
    </style:style>
    <style:style style:name="Tabla17.C1" style:family="table-cell">
      <style:table-cell-properties style:vertical-align="middle" fo:background-color="#cccccc" fo:padding-left="0.191cm" fo:padding-right="0.191cm" fo:padding-top="0cm" fo:padding-bottom="0cm" fo:border="1pt solid #000000">
        <style:background-image/>
      </style:table-cell-properties>
    </style:style>
    <style:style style:name="Tabla17.F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F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3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4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5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6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7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8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9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0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expresions" style:family="table">
      <style:table-properties style:width="15.007cm" fo:margin-left="0cm" table:align="left" fo:background-color="transparent" style:writing-mode="lr-tb">
        <style:background-image/>
      </style:table-properties>
    </style:style>
    <style:style style:name="expresions.A" style:family="table-column">
      <style:table-column-properties style:column-width="9.398cm"/>
    </style:style>
    <style:style style:name="expresions.B" style:family="table-column">
      <style:table-column-properties style:column-width="5.609cm"/>
    </style:style>
    <style:style style:name="expresions.1" style:family="table-row">
      <style:table-row-properties fo:background-color="transparent">
        <style:background-image/>
      </style:table-row-properties>
    </style:style>
    <style:style style:name="expresion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xpresions.B1" style:family="table-cell">
      <style:table-cell-properties fo:padding="0.049cm" fo:border="0.05pt solid #000000" style:writing-mode="page"/>
    </style:style>
    <style:style style:name="expresion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xpresions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9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4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39" style:family="paragraph" style:parent-style-name="Normal_20__28_Web_29_">
      <style:paragraph-properties fo:margin-top="0cm" fo:margin-bottom="0cm" style:contextual-spacing="false" fo:break-before="page"/>
      <style:text-properties style:font-name="Arial" fo:font-size="11pt" fo:language="ca" fo:country="ES" officeooo:paragraph-rsid="00063a94" style:font-size-asian="11pt" style:font-name-complex="Arial"/>
    </style:style>
    <style:style style:name="P40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7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8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49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50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3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4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5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6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8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59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60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61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62" style:family="paragraph" style:parent-style-name="Sangría_20_3_20_de_20_t._20_independiente">
      <style:paragraph-properties fo:margin-top="0cm" fo:margin-bottom="0.212cm" style:contextual-spacing="false"/>
    </style:style>
    <style:style style:name="P63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6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7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69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70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71" style:family="paragraph" style:parent-style-name="Standard">
      <style:text-properties style:font-name="Arial" fo:font-size="11pt" style:font-size-asian="11pt" style:font-name-complex="Arial"/>
    </style:style>
    <style:style style:name="P7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3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4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81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2" style:family="paragraph" style:parent-style-name="Standard">
      <style:text-properties style:font-name="Arial" officeooo:paragraph-rsid="000b647c" style:font-name-complex="Arial"/>
    </style:style>
    <style:style style:name="P83" style:family="paragraph" style:parent-style-name="Standard">
      <style:text-properties officeooo:paragraph-rsid="0010a3c2"/>
    </style:style>
    <style:style style:name="P84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5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6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8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89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0" style:family="paragraph" style:parent-style-name="codi">
      <style:text-properties style:font-name="Arial" fo:font-size="11pt" style:font-size-asian="11pt" style:font-name-complex="Arial" style:font-size-complex="11pt"/>
    </style:style>
    <style:style style:name="P91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92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3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4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5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7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8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9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0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1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2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3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4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5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6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7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10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3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4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5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7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8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9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0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1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2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3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4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6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8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9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30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1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3">
      <style:text-properties officeooo:paragraph-rsid="000d799c"/>
    </style:style>
    <style:style style:name="P134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135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3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40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</style:style>
    <style:style style:name="P141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2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4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5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6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7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48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1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4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5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6" style:family="paragraph" style:parent-style-name="Normal_20__28_Web_29_" style:list-style-name="WW8Num17">
      <style:paragraph-properties fo:margin-left="0cm" fo:margin-right="0cm" fo:margin-top="0.212cm" fo:margin-bottom="0cm" style:contextual-spacing="false" fo:text-indent="0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7" style:family="paragraph" style:parent-style-name="Standard" style:master-page-name="Standard">
      <style:paragraph-properties style:page-number="auto"/>
    </style:style>
    <style:style style:name="P158" style:family="paragraph" style:parent-style-name="Standard" style:list-style-name="L4">
      <style:text-properties officeooo:paragraph-rsid="0010a3c2"/>
    </style:style>
    <style:style style:name="P159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60" style:family="paragraph" style:parent-style-name="Standard">
      <style:text-properties style:font-name="Arial" fo:font-size="11pt" fo:language="ca" fo:country="ES" style:font-size-asian="11pt" style:font-name-complex="Arial"/>
    </style:style>
    <style:style style:name="P161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2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3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4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5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6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7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68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69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70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71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3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4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5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6" style:family="paragraph" style:parent-style-name="Text_20_body" style:list-style-name="L1">
      <style:text-properties officeooo:paragraph-rsid="0010a3c2"/>
    </style:style>
    <style:style style:name="P177" style:family="paragraph" style:parent-style-name="Text_20_body" style:list-style-name="L1">
      <style:text-properties fo:language="ca" fo:country="ES" officeooo:paragraph-rsid="0010a3c2"/>
    </style:style>
    <style:style style:name="P178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79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80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81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82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3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4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5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style:style style:name="T53" style:family="text">
      <style:text-properties officeooo:rsid="002a7b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666633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/>
      <text:h text:style-name="P134" text:outline-level="7"><text:span text:style-name="T16">EXERCICIS D</text:span><text:span text:style-name="T26">E DADES, OPERADORS I EXPRESSIONS</text:span></text:h>
      <text:p text:style-name="P73"/>
      <text:p text:style-name="P92">1. <text:span text:style-name="T41">Completa la següent taula amb els resultats de les instruccions indicades a cada fila, tenint en compte que els valors inicials de les variables A, B i C són, 4, 2 i 3 </text:span><text:span text:style-name="T52">respectivament</text:span><text:span text:style-name="T41">.</text:span></text:p>
      <text:p text:style-name="P93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P20"/>
          </table:table-cell>
          <table:table-cell table:style-name="Tabla17.B1" office:value-type="string">
            <text:p text:style-name="P22"><text:s/></text:p>
          </table:table-cell>
          <table:table-cell table:style-name="Tabla17.C1" office:value-type="string">
            <text:p text:style-name="P94">A</text:p>
          </table:table-cell>
          <table:table-cell table:style-name="Tabla17.C1" office:value-type="string">
            <text:p text:style-name="P95">B</text:p>
          </table:table-cell>
          <table:table-cell table:style-name="Tabla17.C1" office:value-type="string">
            <text:p text:style-name="P96">C</text:p>
          </table:table-cell>
          <table:table-cell table:style-name="Tabla17.F1" office:value-type="string">
            <text:p text:style-name="P86"/>
          </table:table-cell>
        </table:table-row>
        <table:table-row table:style-name="Tabla17.1">
          <table:table-cell table:style-name="Tabla17.C1" office:value-type="string">
            <text:p text:style-name="P20"/>
          </table:table-cell>
          <table:table-cell table:style-name="Tabla17.C1" office:value-type="string">
            <text:p text:style-name="P40"><text:s text:c="4"/>Instrucción</text:p>
          </table:table-cell>
          <table:table-cell table:style-name="Tabla17.C1" office:value-type="string">
            <text:p text:style-name="P114">4</text:p>
          </table:table-cell>
          <table:table-cell table:style-name="Tabla17.C1" office:value-type="string">
            <text:p text:style-name="P117">2</text:p>
          </table:table-cell>
          <table:table-cell table:style-name="Tabla17.C1" office:value-type="string">
            <text:p text:style-name="P122">3</text:p>
          </table:table-cell>
          <table:table-cell table:style-name="Tabla17.F2" office:value-type="string">
            <text:p text:style-name="P86"/>
          </table:table-cell>
        </table:table-row>
        <table:table-row table:style-name="Tabla17.1">
          <table:table-cell table:style-name="Tabla17.A3" office:value-type="string">
            <text:p text:style-name="P97">1</text:p>
          </table:table-cell>
          <table:table-cell table:style-name="Tabla17.B3" office:value-type="string">
            <text:p text:style-name="P99">A = B</text:p>
          </table:table-cell>
          <table:table-cell table:style-name="Tabla17.C3" office:value-type="string">
            <text:p text:style-name="P23">2</text:p>
          </table:table-cell>
          <table:table-cell table:style-name="Tabla17.D3" office:value-type="string">
            <text:p text:style-name="P115">2</text:p>
          </table:table-cell>
          <table:table-cell table:style-name="Tabla17.E3" office:value-type="string">
            <text:p text:style-name="P120">3</text:p>
          </table:table-cell>
          <table:table-cell table:style-name="Tabla17.F5" table:number-rows-spanned="3" office:value-type="string">
            <text:p text:style-name="P88"/>
          </table:table-cell>
        </table:table-row>
        <table:table-row table:style-name="Tabla17.1">
          <table:table-cell table:style-name="Tabla17.A4" office:value-type="string">
            <text:p text:style-name="P102">2</text:p>
          </table:table-cell>
          <table:table-cell table:style-name="Tabla17.B4" office:value-type="string">
            <text:p text:style-name="P101">C = A</text:p>
          </table:table-cell>
          <table:table-cell table:style-name="Tabla17.C4" office:value-type="string">
            <text:p text:style-name="P110">2</text:p>
          </table:table-cell>
          <table:table-cell table:style-name="Tabla17.D4" office:value-type="string">
            <text:p text:style-name="P118">2</text:p>
          </table:table-cell>
          <table:table-cell table:style-name="Tabla17.E4" office:value-type="string">
            <text:p text:style-name="P24">2</text:p>
          </table:table-cell>
          <table:covered-table-cell/>
        </table:table-row>
        <table:table-row table:style-name="Tabla17.1">
          <table:table-cell table:style-name="Tabla17.A5" office:value-type="string">
            <text:p text:style-name="P104">3</text:p>
          </table:table-cell>
          <table:table-cell table:style-name="Tabla17.B5" office:value-type="string">
            <text:p text:style-name="P99">B = (A + B + C) / 2</text:p>
          </table:table-cell>
          <table:table-cell table:style-name="Tabla17.C5" office:value-type="string">
            <text:p text:style-name="P112">2</text:p>
          </table:table-cell>
          <table:table-cell table:style-name="Tabla17.D5" office:value-type="string">
            <text:p text:style-name="P24">3</text:p>
          </table:table-cell>
          <table:table-cell table:style-name="Tabla17.E5" office:value-type="string">
            <text:p text:style-name="P120">2</text:p>
          </table:table-cell>
          <table:covered-table-cell/>
        </table:table-row>
        <table:table-row table:style-name="Tabla17.1">
          <table:table-cell table:style-name="Tabla17.A6" office:value-type="string">
            <text:p text:style-name="P103">4</text:p>
          </table:table-cell>
          <table:table-cell table:style-name="Tabla17.B6" office:value-type="string">
            <text:p text:style-name="P99">A = A + C</text:p>
          </table:table-cell>
          <table:table-cell table:style-name="Tabla17.C6" office:value-type="string">
            <text:p text:style-name="P21"/>
          </table:table-cell>
          <table:table-cell table:style-name="Tabla17.D6" office:value-type="string">
            <text:p text:style-name="P116"/>
          </table:table-cell>
          <table:table-cell table:style-name="Tabla17.E6" office:value-type="string">
            <text:p text:style-name="P121"/>
          </table:table-cell>
          <table:table-cell table:style-name="Tabla17.F6" office:value-type="string">
            <text:p text:style-name="P87"/>
          </table:table-cell>
        </table:table-row>
        <table:table-row table:style-name="Tabla17.1">
          <table:table-cell table:style-name="Tabla17.A7" office:value-type="string">
            <text:p text:style-name="P98">5</text:p>
          </table:table-cell>
          <table:table-cell table:style-name="Tabla17.B7" office:value-type="string">
            <text:p text:style-name="P101">C = B - A</text:p>
          </table:table-cell>
          <table:table-cell table:style-name="Tabla17.C7" office:value-type="string">
            <text:p text:style-name="P111"/>
          </table:table-cell>
          <table:table-cell table:style-name="Tabla17.D7" office:value-type="string">
            <text:p text:style-name="P119"/>
          </table:table-cell>
          <table:table-cell table:style-name="Tabla17.E7" office:value-type="string">
            <text:p text:style-name="P21"/>
          </table:table-cell>
          <table:table-cell table:style-name="Tabla17.F7" office:value-type="string">
            <text:p text:style-name="P89"/>
          </table:table-cell>
        </table:table-row>
        <table:table-row table:style-name="Tabla17.1">
          <table:table-cell table:style-name="Tabla17.A8" office:value-type="string">
            <text:p text:style-name="P104">6</text:p>
          </table:table-cell>
          <table:table-cell table:style-name="Tabla17.B8" office:value-type="string">
            <text:p text:style-name="P99">C = C - A</text:p>
          </table:table-cell>
          <table:table-cell table:style-name="Tabla17.C8" office:value-type="string">
            <text:p text:style-name="P113"/>
          </table:table-cell>
          <table:table-cell table:style-name="Tabla17.D8" office:value-type="string">
            <text:p text:style-name="P116"/>
          </table:table-cell>
          <table:table-cell table:style-name="Tabla17.E8" office:value-type="string">
            <text:p text:style-name="P21"/>
          </table:table-cell>
          <table:table-cell table:style-name="Tabla17.F8" office:value-type="string">
            <text:p text:style-name="P89"/>
          </table:table-cell>
        </table:table-row>
        <table:table-row table:style-name="Tabla17.1">
          <table:table-cell table:style-name="Tabla17.A9" office:value-type="string">
            <text:p text:style-name="P104">7</text:p>
          </table:table-cell>
          <table:table-cell table:style-name="Tabla17.B9" office:value-type="string">
            <text:p text:style-name="P99">A = A * B</text:p>
          </table:table-cell>
          <table:table-cell table:style-name="Tabla17.C9" office:value-type="string">
            <text:p text:style-name="P21"/>
          </table:table-cell>
          <table:table-cell table:style-name="Tabla17.D9" office:value-type="string">
            <text:p text:style-name="P116"/>
          </table:table-cell>
          <table:table-cell table:style-name="Tabla17.E9" office:value-type="string">
            <text:p text:style-name="P123"/>
          </table:table-cell>
          <table:table-cell table:style-name="Tabla17.F9" office:value-type="string">
            <text:p text:style-name="P87"/>
          </table:table-cell>
        </table:table-row>
        <table:table-row table:style-name="Tabla17.1">
          <table:table-cell table:style-name="Tabla17.A10" office:value-type="string">
            <text:p text:style-name="P105">8</text:p>
          </table:table-cell>
          <table:table-cell table:style-name="Tabla17.B10" office:value-type="string">
            <text:p text:style-name="P100">A = A + 3</text:p>
          </table:table-cell>
          <table:table-cell table:style-name="Tabla17.C10" office:value-type="string">
            <text:p text:style-name="P21"/>
          </table:table-cell>
          <table:table-cell table:style-name="Tabla17.D10" office:value-type="string">
            <text:p text:style-name="P116"/>
          </table:table-cell>
          <table:table-cell table:style-name="Tabla17.E10" office:value-type="string">
            <text:p text:style-name="P123"/>
          </table:table-cell>
          <table:table-cell table:style-name="Tabla17.F10" office:value-type="string">
            <text:p text:style-name="P87"/>
          </table:table-cell>
        </table:table-row>
        <table:table-row table:style-name="Tabla17.1">
          <table:table-cell table:style-name="Tabla17.A11" office:value-type="string">
            <text:p text:style-name="P105">9</text:p>
          </table:table-cell>
          <table:table-cell table:style-name="Tabla17.B11" office:value-type="string">
            <text:p text:style-name="P100">A = A % B</text:p>
          </table:table-cell>
          <table:table-cell table:style-name="Tabla17.C11" office:value-type="string">
            <text:p text:style-name="P21"/>
          </table:table-cell>
          <table:table-cell table:style-name="Tabla17.D11" office:value-type="string">
            <text:p text:style-name="P116"/>
          </table:table-cell>
          <table:table-cell table:style-name="Tabla17.E11" office:value-type="string">
            <text:p text:style-name="P123"/>
          </table:table-cell>
          <table:table-cell table:style-name="Tabla17.F11" office:value-type="string">
            <text:p text:style-name="P87"/>
          </table:table-cell>
        </table:table-row>
        <table:table-row table:style-name="Tabla17.1">
          <table:table-cell table:style-name="Tabla17.A12" office:value-type="string">
            <text:p text:style-name="P105">10</text:p>
          </table:table-cell>
          <table:table-cell table:style-name="Tabla17.B12" office:value-type="string">
            <text:p text:style-name="P100">C = C + A</text:p>
          </table:table-cell>
          <table:table-cell table:style-name="Tabla17.C12" office:value-type="string">
            <text:p text:style-name="P21"/>
          </table:table-cell>
          <table:table-cell table:style-name="Tabla17.D12" office:value-type="string">
            <text:p text:style-name="P116"/>
          </table:table-cell>
          <table:table-cell table:style-name="Tabla17.E12" office:value-type="string">
            <text:p text:style-name="P123"/>
          </table:table-cell>
          <table:table-cell table:style-name="Tabla17.F12" office:value-type="string">
            <text:p text:style-name="P87"/>
          </table:table-cell>
        </table:table-row>
      </table:table>
      <text:p text:style-name="P25"/>
      <text:p text:style-name="P25"/>
      <text:p text:style-name="P28"><text:span text:style-name="T35">2. </text:span><text:span text:style-name="T37">Avalua el resultat de</text:span> <text:span text:style-name="T36">l</text:span><text:span text:style-name="T37">e</text:span><text:span text:style-name="T36">s sig</text:span><text:span text:style-name="T37">üents</text:span><text:span text:style-name="T36"> expres</text:span><text:span text:style-name="T37">s</text:span><text:span text:style-name="T36">ions:</text:span></text:p>
      <table:table table:name="expresions" table:style-name="expresions">
        <table:table-column table:style-name="expresions.A"/>
        <table:table-column table:style-name="expresions.B"/>
        <table:table-row table:style-name="expresions.1">
          <table:table-cell table:style-name="expresions.A1" office:value-type="string">
            <text:p text:style-name="P109">Expressió</text:p>
          </table:table-cell>
          <table:table-cell table:style-name="expresions.B1" office:value-type="string">
            <text:p text:style-name="P109">Resultat</text:p>
          </table:table-cell>
        </table:table-row>
        <table:table-row table:style-name="expresions.1">
          <table:table-cell table:style-name="expresions.A2" office:value-type="string">
            <text:p text:style-name="P124">((3 + 2) ^ 2 – 15) / 2 * 5</text:p>
          </table:table-cell>
          <table:table-cell table:style-name="expresions.B2" office:value-type="string">
            <text:p text:style-name="P108"/>
          </table:table-cell>
        </table:table-row>
        <table:table-row table:style-name="expresions.1">
          <table:table-cell table:style-name="expresions.A2" office:value-type="string">
            <text:p text:style-name="P129"><text:span text:style-name="T36">5 – 2 &gt; 4 </text:span>AND<text:span text:style-name="T36"> </text:span><text:span text:style-name="T35">NOT</text:span><text:span text:style-name="T36"> 0.5 == 1 / 2</text:span></text:p>
          </table:table-cell>
          <table:table-cell table:style-name="expresions.B2" office:value-type="string">
            <text:p text:style-name="P108"/>
          </table:table-cell>
        </table:table-row>
        <table:table-row table:style-name="expresions.1">
          <table:table-cell table:style-name="expresions.A2" office:value-type="string">
            <text:p text:style-name="P125">x= 1</text:p>
            <text:p text:style-name="P128">y = 4</text:p>
            <text:p text:style-name="P128">z = 10</text:p>
            <text:p text:style-name="P127">2 * x + 0.5 + y – 1 / 5 * z</text:p>
          </table:table-cell>
          <table:table-cell table:style-name="expresions.B2" office:value-type="string">
            <text:p text:style-name="P108"/>
          </table:table-cell>
        </table:table-row>
        <table:table-row table:style-name="expresions.1">
          <table:table-cell table:style-name="expresions.A2" office:value-type="string">
            <text:p text:style-name="P180">pi = 3.14</text:p>
            <text:p text:style-name="P125">x= 1</text:p>
            <text:p text:style-name="P128">y = 4</text:p>
            <text:p text:style-name="P128">z = 10</text:p>
            <text:p text:style-name="P131"><text:span text:style-name="T36">pi * x ^ 2 &gt; y </text:span>OR<text:span text:style-name="T36"> 2 * pi * x &lt;= z</text:span></text:p>
          </table:table-cell>
          <table:table-cell table:style-name="expresions.B2" office:value-type="string">
            <text:p text:style-name="P108"/>
          </table:table-cell>
        </table:table-row>
        <table:table-row table:style-name="expresions.1">
          <table:table-cell table:style-name="expresions.A2" office:value-type="string">
            <text:p text:style-name="P106"><text:span text:style-name="T53">x</text:span> = 1</text:p>
            <text:p text:style-name="P107">y = 4</text:p>
            <text:p text:style-name="P107">z = 10</text:p>
            <text:p text:style-name="P107">pi = 3.14</text:p>
            <text:p text:style-name="P107">e = 2.71</text:p>
            <text:p text:style-name="P126">e ^ (x – 1) / (x * z) / (x / z)</text:p>
          </table:table-cell>
          <table:table-cell table:style-name="expresions.B2" office:value-type="string">
            <text:p text:style-name="P108"/>
          </table:table-cell>
        </table:table-row>
        <table:table-row table:style-name="expresions.1">
          <table:table-cell table:style-name="expresions.A2" office:value-type="string">
            <text:p text:style-name="P130">''<text:span text:style-name="T41">Hola</text:span> '' + ''<text:span text:style-name="T41">Mundo</text:span>'' == ''<text:span text:style-name="T41">Hola</text:span> <text:span text:style-name="T41">Mundo</text:span>'' OR ''A'' == ''a''</text:p>
          </table:table-cell>
          <table:table-cell table:style-name="expresions.B2" office:value-type="string">
            <text:p text:style-name="P108"/>
          </table:table-cell>
        </table:table-row>
      </table:table>
      <text:p text:style-name="P181"><text:soft-page-break/></text:p>
      <text:p text:style-name="P26"/>
      <text:p text:style-name="P91"><text:span text:style-name="T34">3</text:span>. <text:span text:style-name="T41">Avalua les següents expressions</text:span>:</text:p>
      <text:list xml:id="list3990283462" text:style-name="WWNum1">
        <text:list-item>
          <text:p text:style-name="P182">24 % 5</text:p>
        </text:list-item>
        <text:list-item>
          <text:p text:style-name="P184">7 / 2 + 2.5</text:p>
        </text:list-item>
        <text:list-item>
          <text:p text:style-name="P184">10.8 / 2 + 2</text:p>
        </text:list-item>
        <text:list-item>
          <text:p text:style-name="P184">( 4 + 6 ) * 3 + 2 * ( 5 - 1 )</text:p>
        </text:list-item>
        <text:list-item>
          <text:p text:style-name="P184">5 / 2 + 17 % 3</text:p>
        </text:list-item>
        <text:list-item>
          <text:p text:style-name="P184">7 &gt;= 5 OR 27 &lt;&gt; 8</text:p>
        </text:list-item>
        <text:list-item>
          <text:p text:style-name="P184">(45 &lt;= 7) OR NOT ( 5 &gt;= 7 )</text:p>
        </text:list-item>
        <text:list-item>
          <text:p text:style-name="P184">27 % 4 + 15 / 4</text:p>
        </text:list-item>
        <text:list-item>
          <text:p text:style-name="P184">37 / 4 * 4 – 2</text:p>
        </text:list-item>
        <text:list-item>
          <text:p text:style-name="P184">(25 &gt;= 7) AND NOT (7 &lt;=2)</text:p>
        </text:list-item>
        <text:list-item>
          <text:p text:style-name="P182">('H' &lt; 'J') AND ('9' &lt;&gt; '7')</text:p>
        </text:list-item>
        <text:list-item>
          <text:p text:style-name="P182">25 &gt; 20 AND 13 &gt; 5</text:p>
        </text:list-item>
        <text:list-item>
          <text:p text:style-name="P182">10 + 4 &lt; 15 - 3 OR 2 * 5 + 1 &gt; 14 – 2 * 2</text:p>
        </text:list-item>
        <text:list-item>
          <text:p text:style-name="P182">4 * 2 &lt;= 8 OR 2 * 2 &lt; 5 AND 4 &gt; 3 + 1</text:p>
        </text:list-item>
        <text:list-item>
          <text:p text:style-name="P183">10 &lt;= 2 * 5 AND 3 &lt; 4 OR NOT (8&gt;7) AND 3 * 2 &lt;= 4 * 2 - 1</text:p>
        </text:list-item>
      </text:list>
      <text:p text:style-name="P27"/>
      <text:p text:style-name="P91"><draw:custom-shape text:anchor-type="paragraph" draw:z-index="0" draw:name="Imagen2" draw:style-name="gr1" draw:text-style-name="P185" svg:width="0.036cm" svg:height="0.036cm" svg:x="-1.376cm" svg:y="0cm"><text:p/><draw:enhanced-geometry draw:mirror-horizontal="false" draw:mirror-vertical="false" svg:viewBox="0 0 21600 21600" draw:type="mso-spt32" draw:enhanced-path="M 0 0 L 21600 21600 N"/></draw:custom-shape><text:span text:style-name="T41">4</text:span>. <text:span text:style-name="T41">Escriu un algorisme per cuina</text:span><text:span text:style-name="T53">r</text:span><text:span text:style-name="T41"> una truita a la francesa</text:span></text:p>
      <text:p text:style-name="P91"/>
      <text:p text:style-name="P91">5. <text:span text:style-name="T42">Defineix els conceptes de variable i constant. Explica els conceptes d’identificador, tipus i àmbit.</text:span></text:p>
      <text:p text:style-name="P91"/>
      <text:p text:style-name="P91"/>
      <text:p text:style-name="P91"/>
      <text:p text:style-name="P91"/>
      <text:p text:style-name="P91"/>
      <text:p text:style-name="P160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42:00.110000000</dc:date>
    <meta:print-date>2007-03-19T14:04:00</meta:print-date>
    <meta:editing-cycles>44</meta:editing-cycles>
    <meta:editing-duration>PT3H28M24S</meta:editing-duration>
    <meta:generator>LibreOffice/7.1.8.1$Windows_X86_64 LibreOffice_project/e1f30c802c3269a1d052614453f260e49458c82c</meta:generator>
    <meta:document-statistic meta:table-count="3" meta:image-count="0" meta:object-count="0" meta:page-count="2" meta:paragraph-count="80" meta:word-count="428" meta:character-count="1334" meta:non-whitespace-character-count="988"/>
  </office:meta>
</office:document-meta>
</file>